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officeooo:rsid="001830cf" officeooo:paragraph-rsid="001830cf" style:font-size-asian="16pt" style:font-size-complex="16pt"/>
    </style:style>
    <style:style style:name="P3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mo Nerd Font" fo:font-size="16pt" fo:language="en" fo:country="US" fo:font-weight="bold" officeooo:rsid="001830cf" officeooo:paragraph-rsid="001830cf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Arimo Nerd Font" fo:font-size="16pt" fo:language="en" fo:country="US" fo:font-weight="normal" officeooo:rsid="001830cf" officeooo:paragraph-rsid="001830cf" style:font-size-asian="16pt" style:font-weight-asian="normal" style:font-size-complex="16pt" style:font-weight-complex="normal"/>
    </style:style>
    <style:style style:name="P6" style:family="paragraph" style:parent-style-name="Preformatted_20_Text">
      <style:text-properties style:font-name="Arimo Nerd Font" fo:font-size="16pt" fo:language="en" fo:country="US" officeooo:rsid="001830cf" officeooo:paragraph-rsid="001830cf" style:font-size-asian="14pt" style:font-size-complex="16pt"/>
    </style:style>
    <style:style style:name="P7" style:family="paragraph" style:parent-style-name="Preformatted_20_Text">
      <style:text-properties style:font-name="Anka/Coder" fo:font-size="16pt" officeooo:rsid="001830cf" officeooo:paragraph-rsid="001830cf" style:font-size-asian="14pt" style:font-size-complex="16pt"/>
    </style:style>
    <style:style style:name="P8" style:family="paragraph" style:parent-style-name="Preformatted_20_Text">
      <style:text-properties fo:font-size="12pt" style:font-size-asian="12pt" style:font-size-complex="12pt"/>
    </style:style>
    <style:style style:name="P9" style:family="paragraph" style:parent-style-name="Standard">
      <style:text-properties fo:font-size="96pt" officeooo:rsid="00165ec5" officeooo:paragraph-rsid="00165ec5" style:font-size-asian="96pt" style:font-size-complex="96pt"/>
    </style:style>
    <style:style style:name="P10" style:family="paragraph" style:parent-style-name="Standard">
      <style:text-properties fo:font-size="20pt" officeooo:rsid="00165ec5" officeooo:paragraph-rsid="00165ec5" style:font-size-asian="17.5pt" style:font-size-complex="20pt"/>
    </style:style>
    <style:style style:name="T1" style:family="text">
      <style:text-properties officeooo:rsid="0017b5c5"/>
    </style:style>
    <style:style style:name="T2" style:family="text">
      <style:text-properties style:font-name="Anka/Coder"/>
    </style:style>
    <style:style style:name="T3" style:family="text">
      <style:text-properties style:font-name="Anka/Coder" officeooo:rsid="0018d9b0"/>
    </style:style>
    <style:style style:name="T4" style:family="text">
      <style:text-properties officeooo:rsid="0018d9b0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sted</text:p>
      <text:p text:style-name="P10"/>
      <text:p text:style-name="P3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"><text:bookmark text:name="tw-target-text Copy 1"/>A very simple program that can load a text document, edit it and save it. There will be two functions, <text:span text:style-name="T1">a</text:span> function that filters and a function that sorts.</text:p>
      <text:p text:style-name="P1"/>
      <text:p text:style-name="P4">Setting up main.cpp</text:p>
      <text:p text:style-name="P4"/>
      <text:p text:style-name="P5"><text:bookmark text:name="tw-target-text Copy 2"/>At the beginning of our file we need our libraries. We add <text:span text:style-name="T2">iostream</text:span>, and <text:span text:style-name="T2">uforia</text:span>.</text:p>
      <text:p text:style-name="P5"/>
      <text:p text:style-name="Preformatted_20_Text">#include &lt;iostream&gt;</text:p>
      <text:p text:style-name="Preformatted_20_Text">#include “uforia.h”</text:p>
      <text:p text:style-name="P5"/>
      <text:p text:style-name="P2"><text:bookmark text:name="tw-target-text Copy 3"/>Then we place the next line so that we don't have to enter a <text:span text:style-name="T2">namespace</text:span> every time.</text:p>
      <text:p text:style-name="P2"/>
      <text:p text:style-name="Preformatted_20_Text">using namespace std;</text:p>
      <text:p text:style-name="Preformatted_20_Text">using namespace uforia;</text:p>
      <text:p text:style-name="P7"/>
      <text:p text:style-name="P6"><text:bookmark text:name="tw-target-text Copy 7"/>After this we have to place a number of variables, some of which are flags. A flag is a <text:span text:style-name="T2">bool</text:span> and can be false or true.</text:p>
      <text:p text:style-name="P6"/>
      <text:p text:style-name="Preformatted_20_Text">bool flag_file = false, flag_write = false, flag_include = false, flag_sort = false;</text:p>
      <text:p text:style-name="Preformatted_20_Text">vector&lt;string&gt; buffer, list;</text:p>
      <text:p text:style-name="Preformatted_20_Text">ifstream read;</text:p>
      <text:p text:style-name="Preformatted_20_Text">ofstream write;</text:p>
      <text:p text:style-name="Preformatted_20_Text"><text:soft-page-break/>string include;</text:p>
      <text:p text:style-name="P7"/>
      <text:p text:style-name="P6"><text:bookmark text:name="tw-target-text Copy 4"/>Now we need to enter <text:span text:style-name="T2">int main</text:span><text:span text:style-name="T3">()</text:span> along with <text:span text:style-name="T2">getop</text:span><text:span text:style-name="T3">t</text:span>. This allows us to use options in our program. Arguments can be placed in the string that is in the <text:span text:style-name="T2">while loop</text:span>, if there is a ':' after it, this means that a secondary argument will take place when using the program. In the program itself this will be called <text:span text:style-name="T2">optarg</text:span>.</text:p>
      <text:p text:style-name="P8"/>
      <text:p text:style-name="P8">int main(int argc, char * argv[]){</text:p>
      <text:p text:style-name="P8"/>
      <text:p text:style-name="P8"><text:tab/>int c;</text:p>
      <text:p text:style-name="P8"/>
      <text:p text:style-name="P8"><text:s/><text:tab/>while ((c = getopt (argc, argv, "f:o:i:s")) != -1)</text:p>
      <text:p text:style-name="P8"><text:s text:c="4"/>switch (c)</text:p>
      <text:p text:style-name="P8"><text:s text:c="6"/>{</text:p>
      <text:p text:style-name="P8"><text:s text:c="6"/>case 'f':</text:p>
      <text:p text:style-name="P8"><text:s text:c="8"/>flag_read = true;</text:p>
      <text:p text:style-name="P8"><text:tab/>read.open(optarg);</text:p>
      <text:p text:style-name="P8"><text:s text:c="8"/>break;</text:p>
      <text:p text:style-name="P8"><text:s text:c="6"/>case 'o':</text:p>
      <text:p text:style-name="P8"><text:tab/>flag_write = true;</text:p>
      <text:p text:style-name="P8"><text:s text:c="8"/>write.open(optarg);</text:p>
      <text:p text:style-name="P8"><text:s text:c="8"/>break;</text:p>
      <text:p text:style-name="P8"><text:s text:c="6"/>case 'i':</text:p>
      <text:p text:style-name="P8"><text:tab/>flag_include = true;</text:p>
      <text:p text:style-name="P8"><text:s text:c="8"/>include = optarg;</text:p>
      <text:p text:style-name="P8"><text:s text:c="8"/>break;</text:p>
      <text:p text:style-name="P8"><text:s text:c="6"/>case 's':</text:p>
      <text:p text:style-name="P8"><text:tab/>flag_sort = true;</text:p>
      <text:p text:style-name="P8"><text:tab/>break;</text:p>
      <text:p text:style-name="P8"><text:s text:c="6"/>}</text:p>
      <text:p text:style-name="P8"/>
      <text:p text:style-name="P8"><text:tab/>return 0;</text:p>
      <text:p text:style-name="P8">}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ka/Coder1" fo:font-family="Anka/Coder" style:font-style-name="Regular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3-31T11:14:52.642107185</dc:date>
    <meta:editing-duration>PT5H48M5S</meta:editing-duration>
    <meta:editing-cycles>7</meta:editing-cycles>
    <meta:generator>LibreOffice/7.4.6.2$Linux_X86_64 LibreOffice_project/40$Build-2</meta:generator>
    <meta:document-statistic meta:table-count="0" meta:image-count="0" meta:object-count="0" meta:page-count="2" meta:paragraph-count="41" meta:word-count="282" meta:character-count="1624" meta:non-whitespace-character-count="1286"/>
  </office:meta>
</office:document-meta>
</file>